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rokerRegistration.getDestination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Registration.getClientIn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Registration.AbstractBrokerRegistration( SubscribableChannel clientInboundChannel , MessageChannel clientOutboundChannel , @ Nullable String [ ] destinationPrefi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rokerRegistration.getClientOut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